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C000000D7F8173BCB607D7215.png" manifest:media-type="image/png"/>
  <manifest:file-entry manifest:full-path="Pictures/100000010000047700000283BD3B414133CC71B9.png" manifest:media-type="image/png"/>
  <manifest:file-entry manifest:full-path="Pictures/1000000100000349000001496AE1CD066B53A51B.png" manifest:media-type="image/png"/>
  <manifest:file-entry manifest:full-path="Pictures/10000001000002E4000001ACCF4F280C23F260F6.png" manifest:media-type="image/png"/>
  <manifest:file-entry manifest:full-path="Pictures/1000000100000471000000D2FDF19384E21D569C.png" manifest:media-type="image/png"/>
  <manifest:file-entry manifest:full-path="Pictures/10000001000002E30000012558A8D970C7BF92EC.png" manifest:media-type="image/png"/>
  <manifest:file-entry manifest:full-path="Pictures/10000001000002E400000107846AACE8653ACB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6.041cm" draw:z-index="0"><draw:image xlink:href="Pictures/10000001000002E400000107846AACE8653ACB95.png" xlink:type="simple" xlink:show="embed" xlink:actuate="onLoad" draw:mime-type="image/png"/></draw:frame><draw:frame draw:style-name="fr1" draw:name="Image2" text:anchor-type="char" svg:x="-0.053cm" svg:y="7.62cm" svg:width="17cm" svg:height="6.74cm" draw:z-index="1"><draw:image xlink:href="Pictures/10000001000002E30000012558A8D970C7BF92EC.png" xlink:type="simple" xlink:show="embed" xlink:actuate="onLoad" draw:mime-type="image/png"/></draw:frame><draw:frame draw:style-name="fr1" draw:name="Image3" text:anchor-type="char" svg:x="-0.079cm" svg:y="17.092cm" svg:width="17cm" svg:height="9.832cm" draw:z-index="2"><draw:image xlink:href="Pictures/10000001000002E4000001ACCF4F280C23F260F6.png" xlink:type="simple" xlink:show="embed" xlink:actuate="onLoad" draw:mime-type="image/png"/></draw:frame></text:p>
      <text:p text:style-name="P1"><draw:frame draw:style-name="fr2" draw:name="Image4" text:anchor-type="char" svg:width="17cm" svg:height="3.14cm" draw:z-index="3"><draw:image xlink:href="Pictures/1000000100000471000000D2FDF19384E21D569C.png" xlink:type="simple" xlink:show="embed" xlink:actuate="onLoad" draw:mime-type="image/png"/></draw:frame><draw:frame draw:style-name="fr1" draw:name="Image5" text:anchor-type="char" svg:x="0.185cm" svg:y="4.445cm" svg:width="17cm" svg:height="9.562cm" draw:z-index="4"><draw:image xlink:href="Pictures/100000010000047700000283BD3B414133CC71B9.png" xlink:type="simple" xlink:show="embed" xlink:actuate="onLoad" draw:mime-type="image/png"/></draw:frame><draw:frame draw:style-name="fr1" draw:name="Image6" text:anchor-type="char" svg:x="-0.026cm" svg:y="14.314cm" svg:width="17cm" svg:height="6.65cm" draw:z-index="5"><draw:image xlink:href="Pictures/1000000100000349000001496AE1CD066B53A51B.png" xlink:type="simple" xlink:show="embed" xlink:actuate="onLoad" draw:mime-type="image/png"/></draw:frame><draw:frame draw:style-name="fr1" draw:name="Image7" text:anchor-type="char" svg:x="-0.265cm" svg:y="21.431cm" svg:width="17cm" svg:height="4.784cm" draw:z-index="6"><draw:image xlink:href="Pictures/10000001000002FC000000D7F8173BCB607D7215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23:07:21.848875897</meta:creation-date>
    <dc:date>2024-01-28T23:10:30.273298255</dc:date>
    <meta:editing-duration>PT3M13S</meta:editing-duration>
    <meta:editing-cycles>1</meta:editing-cycles>
    <meta:document-statistic meta:table-count="0" meta:image-count="7" meta:object-count="0" meta:page-count="4" meta:paragraph-count="0" meta:word-count="0" meta:character-count="0" meta:non-whitespace-character-count="0"/>
    <meta:generator>LibreOffice/7.3.7.2$Linux_X86_64 LibreOffice_project/30$Build-2</meta:generator>
  </office:meta>
</office:document-meta>
</file>